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0"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3" style:family="paragraph" style:parent-style-name="Standard">
      <style:paragraph-properties fo:text-align="start" style:justify-single-word="fals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properties fo:color="#00331a" style:font-name="Garuda"/>
    </style:style>
    <style:style style:name="P44" style:family="paragraph" style:parent-style-name="Standard">
      <style:paragraph-properties fo:text-align="start" style:justify-single-word="false" style:text-autospace="none"/>
      <style:text-properties fo:color="#00331a" style:font-name="Garuda"/>
    </style:style>
    <style:style style:name="P45"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6" style:family="paragraph" style:parent-style-name="Standard">
      <style:paragraph-properties fo:text-align="start" style:justify-single-word="false" style:text-autospace="none"/>
      <style:text-properties fo:color="#00331a" style:font-name="Garuda" style:text-underline-style="none"/>
    </style:style>
    <style:style style:name="P47"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8"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9"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0"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4"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6"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8"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9"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2"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3" style:family="paragraph" style:parent-style-name="Text_20_body">
      <style:paragraph-properties fo:text-align="start" style:justify-single-word="false"/>
      <style:text-properties style:font-name="Garuda"/>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7" style:family="paragraph" style:parent-style-name="Text_20_body">
      <style:paragraph-properties fo:text-align="start" style:justify-single-word="false"/>
      <style:text-properties fo:color="#00331a" style:font-name="Garuda" fo:font-size="12pt"/>
    </style:style>
    <style:style style:name="P7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Text_20_body">
      <style:paragraph-properties fo:text-align="start" style:justify-single-word="false"/>
      <style:text-properties fo:color="#00331a" style:font-name="Garuda"/>
    </style:style>
    <style:style style:name="P8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86"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8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T113" style:family="text">
      <style:text-properties officeooo:rsid="0097f932"/>
    </style:style>
    <style:style style:name="T114" style:family="text">
      <style:text-properties officeooo:rsid="0099ff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K.Srinivasan <text:s/></text:p>
      <text:p text:style-name="P66">(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5"/>
      <text:p text:style-name="P58"><text:tab/><text:tab/><text:tab/>COMPLETE ACADEMIC AND WORK HISTORY</text:p>
      <text:p text:style-name="P19"/>
      <text:p text:style-name="P19">ACADEMICS</text:p>
      <text:p text:style-name="P29">1. Elementary Schooling, RC Morning Star, Kumbakonam (1982-1987) </text:p>
      <text:p text:style-name="P29">2. Higher Secondary, Town Higher Secondary School,Kumbakonam (1987-1994) (SSLC -470/500 and Plus Two 1115/1200)</text:p>
      <text:p text:style-name="P29">3. B.A - Hindi - Praveen Uttarardh – Dakshin Bharat Hindi Prachar Sabha,Chennai (privately tutored from Kumbakonam) – (1988-1992)</text:p>
      <text:p text:style-name="P30">4. Bachelor of Engineering (Computer Science &amp; Engg) (1995-99),</text:p>
      <text:p text:style-name="P30">PSG College of Technology, Coimbatore-641004 INDIA (CGPA/Percentage: 8.8/87.75)</text:p>
      <text:p text:style-name="P30">5. M.Sc (Computer Science), Chennai Mathematical Institute, Chennai (2008 – 10) CGPA 8.08 (coursework - excluding MSc thesis), 8.06(including MSc thesis)</text:p>
      <text:p text:style-name="P6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9"><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9"><text:soft-page-break/></text:p>
      <text:p text:style-name="P29"/>
      <text:p text:style-name="P29"><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0">1.(During PhD) <text:span text:style-name="T1">Decidability of Existence and Construction of a Complement of a function with Prof.Meena Mahajan, IMSc, 2011</text:span></text:p>
      <text:p text:style-name="P30">(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1"/>
      <text:p text:style-name="P32"><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1"/>
      <text:p text:style-name="P32"><text:span text:style-name="T4">3. (During PhD) </text:span><text:span text:style-name="T2">Evaluated NIST TAC 2010 dataset (Summarization track) for</text:span></text:p>
      <text:p text:style-name="P30"><text:span text:style-name="T1">Update Summarization by applying Interview Algorithm - appeared in proceedings of TAC 2010</text:span> at:</text:p>
      <text:p text:style-name="P30">http://www.nist.gov/tac/publications/2010/participant.papers/CMI_IIT.proceedings.pdf</text:p>
      <text:p text:style-name="P29"/>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9"/>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7"/>
      <text:p text:style-name="P49"/>
      <text:p text:style-name="P83">Most recent draft updates to all publications previously and earlier drafts below - in text format - nonlinear theoretical writeups interspersed between NeuronRain AsFer code commits in SourceForge, <text:span text:style-name="T73">GitLab </text:span>and GitHub:</text:p>
      <text:p text:style-name="P8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3"/>
      <text:p text:style-name="P85"><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6"/>
      <text:p text:style-name="P85"><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6"/>
      <text:p text:style-name="P85"><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6"/>
      <text:p text:style-name="P19">Earlier Drafts:</text:p>
      <text:p text:style-name="P29"><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9"/>
      <text:p text:style-name="P29">8.(draft2) <text:span text:style-name="T1">IntegerPartitions and Hash Functions <text:s/>(</text:span>https://sites.google.com/site/kuja27/IntegerPartitionAndHashFunctions_2014.pdf?attredirects=0&amp;d=1)</text:p>
      <text:p text:style-name="P29"/>
      <text:p text:style-name="P29">9.(draft1) <text:span text:style-name="T1">Interview Algorithm is in IP=PSPACE </text:span><text:s/>(https://sites.google.com/site/kuja27/InterviewAlgorithmInPSPACE.pdf?attredirects=0)</text:p>
      <text:p text:style-name="P29"/>
      <text:p text:style-name="P29">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9"/>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9"/>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9"/>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9"/>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4"/>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4"/>
      <text:p text:style-name="P7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4"/>
      <text:p text:style-name="P44"><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5"/>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6"/>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7"/>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5"/>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5"/>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4"/>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0"/>
      <text:p text:style-name="P36"/>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6"/>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6"/>
      <text:p text:style-name="P44"><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0"/>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6"/>
      <text:p text:style-name="P36">32. King Cobra - Byzantine distributed request servicing software design with queues and arbiters – theoretical interludes - <text:span text:style-name="T5">https://sourceforge.net/p/kcobra/code-svn/KingCobraDesignNotes.txt</text:span></text:p>
      <text:p text:style-name="P36"/>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6"/>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4"/>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6"/>
      <text:p text:style-name="P77">36. <text:span text:style-name="T5">(draft1) Informal handwritten notes on Philosophical Analysis of Democracy Circuit and Pseudorandom Choice - https://sites.google.com/site/kuja27/PhilosophicalAnalysisOfDemocracyCircuitAndPRGChoice_2014-03-26.pdf</text:span></text:p>
      <text:p text:style-name="P79"><text:soft-page-break/></text:p>
      <text:p text:style-name="P73"><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7"/>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3"/>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3"/>
      <text:p text:style-name="P44"/>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4"><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9"/>
      <text:p text:style-name="P7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9"><text:tab/></text:p>
      <text:p text:style-name="P69"><text:tab/><text:tab/><text:tab/><text:tab/><text:tab/>TEAM PATENTS</text:p>
      <text:p text:style-name="P62"><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7"><text:tab/><text:tab/><text:tab/><text:tab/>DETAILS OF WORK (1999 – Present)</text:p>
      <text:p text:style-name="P35"/>
      <text:p text:style-name="P30">C/C++/Java/Python on Windows and various Unix flavours</text:p>
      <text:p text:style-name="P19"/>
      <text:p text:style-name="P19"/>
      <text:p text:style-name="P19">PRODUCTS</text:p>
      <text:p text:style-name="P30">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0">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5"/>
      <text:p text:style-name="P57"/>
      <text:p text:style-name="P53"><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1">(replicated in </text:span><text:a xlink:type="simple" xlink:href="https://gitlab.com/shrinivaasanka" text:style-name="Internet_20_link" text:visited-style-name="Visited_20_Internet_20_Link">https://gitlab.com/shrinivaasanka</text:a><text:span text:style-name="T91">)</text:span></text:p>
      <text:p text:style-name="P36"/>
      <text:p text:style-name="P36">Working on Research, Design and Development of open source projects – a machine-</text:p>
      <text:p text:style-name="P36">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6">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3866522004" text:style-name="L1">
        <text:list-item>
          <text:list>
            <text:list-item>
              <text:p text:style-name="P87"><text:s text:c="4"/>String mining - Powerset construction (C++) and <text:span text:style-name="T3">String matching implementation in python(Jellyfish distance measures like Jaro-winkler, Edit-distance, Phonetic Matching rate etc.,) and </text:span></text:p>
            </text:list-item>
            <text:list-item>
              <text:p text:style-name="P87"><text:soft-page-break/><text:s text:c="4"/>Parsers and Encoding features for USGS and NOAA HURDAT2 data</text:p>
            </text:list-item>
          </text:list>
        </text:list-item>
      </text:list>
      <text:list xml:id="list1764845451" text:style-name="L2">
        <text:list-item>
          <text:list>
            <text:list-item>
              <text:p text:style-name="P88"><text:s text:c="4"/>Automated Generation of Training and Test set for Classifiers that segregate the datasets into Event Classes and Automated generation of encoded astronomical object files specific to each Event Class.</text:p>
            </text:list-item>
            <text:list-item>
              <text:p text:style-name="P94"><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1"><text:s text:c="4"/>Design for extracting patterns from numerical data</text:p>
            </text:list-item>
            <text:list-item>
              <text:p text:style-name="P9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1"><text:s text:c="4"/>Discrete Fourier Transform computation for a parsed numerical input sequence using Python and R</text:p>
            </text:list-item>
            <text:list-item>
              <text:p text:style-name="P91"><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1"><text:s text:c="3"/>An Experimental Text Compression algorithm that uses Hidden Markov Model Maximum Likelihood Estimation based on a String Complexity measure that compresses vowels in text</text:p>
            </text:list-item>
            <text:list-item>
              <text:p text:style-name="P91"><text:s text:c="3"/>An Experimental Minimum Description Length implementation that uses <text:soft-page-break/>the previous string complexity measure, computes MDL using Kraft inequality and Shannon entropy.</text:p>
            </text:list-item>
            <text:list-item>
              <text:p text:style-name="P95"><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1">Wagner-Fischer edit distance implementation for pairwise similarity of encoded strings</text:p>
            </text:list-item>
            <text:list-item>
              <text:p text:style-name="P91">An example implementation of Interview Algorithm and Intrinsic Merit <text:tab/>Ranking for :</text:p>
              <text:list>
                <text:list-item>
                  <text:list>
                    <text:list-header>
                      <text:p text:style-name="P95"><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4">skew normal distribution - </text:span>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text:soft-page-break/>Recursive Gloss Overlap graph obtained from a text projected to WordNet.</text:p>
      <text:p text:style-name="P2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24344273208932" text:continue-numbering="true" text:style-name="L2">
        <text:list-item>
          <text:list>
            <text:list-item>
              <text:list>
                <text:list-item>
                  <text:list>
                    <text:list-header>
                      <text:p text:style-name="P95"><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24344056788326" text:continue-numbering="true" text:style-name="L2">
        <text:list-item>
          <text:list>
            <text:list-item>
              <text:list>
                <text:list-item>
                  <text:list>
                    <text:list-header>
                      <text:p text:style-name="P95"><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soft-page-break/><text:tab/>2.59 A Generic Theory and Implementation of Recursive Lambda Function Growth 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soft-page-break/><text:tab/>2.69 Automatic ThoughtNet Hypergraph Creation from Recursive Gloss Overlap 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soft-page-break/><text:tab/>2.83 Java Spark Streaming and ETL for analyzing generic arbitrary URL data – extracts text from any URL with Jsoup and does Spark Dstream and RDD transformations 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soft-page-break/><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text:soft-page-break/>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soft-page-break/><text:tab/><text:span text:style-name="T68">2.117 Epsilon bias non-uniform choice of literals for unequal number of variables-clauses and New efficiency measure for LSMR/LSQR SAT solver – real parity</text:span></text:p>
      <text:p text:style-name="P22"><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4.x) for advertisement analytics – periodic word, count, timestamp information in DataFrames – windowed and non-windowed (timestamped)</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soft-page-break/><text:tab/>2.130 <text:span text:style-name="T82">Merit of Large Scale Visuals by ImageNet based ImageGraph and VideoGraph EventNet Tensor Products Algorithm Implementation – objects in frames of video are annotated by Keras with Theano backend</text:span></text:p>
      <text:p text:style-name="P25"><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oft-page-break/><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Source</text:span></text:p>
      <text:p text:style-name="P41"><text:tab/>2.141 Intrinsic Merit of Music – Music Synthesizer from DFA (State Machine), Mathematical Functions and Random Samples</text:p>
      <text:p text:style-name="P40"><text:tab/><text:span text:style-name="T107">2.142 Intrinsic Merit of Music – Mel Frequency Cepstral Coefficient analysis</text:span></text:p>
      <text:p text:style-name="P42"><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2"><text:tab/><text:span text:style-name="T108">2.144 Set Partition to Tile Cover – Finding Lagrange Four Square Tile Cover of a rectangle from buckets of a Set Partition</text:span></text:p>
      <text:p text:style-name="P42"><text:tab/><text:span text:style-name="T109">2.145 Merit of Large Scale Visuals - Extraction of EventNet causality graph from a Video</text:span></text:p>
      <text:p text:style-name="P42"><text:tab/><text:span text:style-name="T110">2.146 Medical Imageing Analytics – Pattern recognition in medical images (ECG,MRI,Scans) for diagnosis</text:span></text:p>
      <text:p text:style-name="P42"><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2"><text:tab/><text:span text:style-name="T113">2.148 Topological Handwriting Recognition – Deep Learning Convolution Backpropagation – Approximate DP Polynomial deformations from handwriting Image contours and distance similarity measure between DP polynomials</text:span></text:p>
      <text:p text:style-name="P42"><text:tab/><text:span text:style-name="T114">2.149 Intrinsic Merit of Music – Learning Weighted Deterministic Finite State Automaton from strings of musical notes (Python 3.7)</text:span></text:p>
      <text:p text:style-name="P28"/>
      <text:p text:style-name="P21">AstroInfer is an inference system for Big Data to mine patterns in them. Initially implemented for mining patterns in astronomical datasets(degrees of astronomical objects <text:soft-page-break/>viz planets, constellations etc.,) and prediction based on rules and execution of those rules (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text:soft-page-break/>machine on cloud can be completely remote-controlled deep upto board and hardware cards through function names or commands sent through virgo_clone() calls.</text:p>
      <text:list xml:id="list3471013847" text:style-name="L3">
        <text:list-item>
          <text:list>
            <text:list-item>
              <text:p text:style-name="P89">CPU Pooling Driver and virgo_clone system call – Multi-kernel-threaded VIRGO cloudexec Kernel Driver Module for unrestricted service of virgo_clone or other client requests.</text:p>
            </text:list-item>
          </text:list>
        </text:list-item>
      </text:list>
      <text:list xml:id="list4006735881" text:style-name="L4">
        <text:list-item>
          <text:list>
            <text:list-item>
              <text:p text:style-name="P90">Memory Pooling Driver (and a key-value store) <text:s/>and system calls userspace clients for it on Cloud nodes – virgo_malloc, <text:s/>virgo_get, virgo_set, virgo_free.</text:p>
            </text:list-item>
            <text:list-item>
              <text:p text:style-name="P90">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0">VIRGO Cloud File Systems Driver and system calls - implements <text:s/>distributed cloud file system calls and telnet userspace clients for <text:s/>– virgo_open, virgo_close, virgo_read and virgo_write of a file on remote cloud node</text:p>
            </text:list-item>
            <text:list-item>
              <text:p text:style-name="P90">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0">A config driver - for exporting config symbols </text:p>
            </text:list-item>
            <text:list-item>
              <text:p text:style-name="P90">Experimental Bakery algorithm kernel module implementation – for synchronization in cloud</text:p>
            </text:list-item>
            <text:list-item>
              <text:p text:style-name="P90">Utilities driver kernel module – a universal kernel module with exported utility function symbols that can be invoked across VIRGO Linux subsystems and <text:soft-page-break/>Linux kernel including EvenNet logging kernel socket client and skbuff kernel socket debugger.</text:p>
            </text:list-item>
            <text:list-item>
              <text:p text:style-name="P90">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0">From the above EventNet graph, a logical time ordering can be obtained on the cloud events and partakers which is for example useful in establishing money trail in KingCobra MAC eletronic money.</text:p>
            </text:list-item>
            <text:list-item>
              <text:p text:style-name="P9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0">Thus VIRGO has all the requisite minimum functionalities for a linux variant cloud, artificially intelligent, operating system</text:p>
            </text:list-item>
          </text:list>
          <text:p text:style-name="P92">3.20 <text:s text:c="5"/>SATURN Program Analysis Module – Intercepts linux build and extracts program analysis data in trees. SATURN logs are analyzable by AsFer (e.g null pointers, aliasing, memory etc.,).</text:p>
          <text:p text:style-name="P92">3.21 <text:tab/> <text:s text:c="2"/>VIRGO is suitable for analytics driven embedded systems e.g kernelspace IoT</text:p>
          <text:p text:style-name="P92">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text:soft-page-break/>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1"><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1"><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text:span><text:soft-page-break/><text:span text:style-name="T19">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soft-page-break/><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soft-page-break/><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text:soft-page-break/>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1"/>
      <text:p text:style-name="P72">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1"/>
      <text:p text:style-name="P84"><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8">https://github.com/shrinivaasanka/Grafit/blob/master/<text:soft-page-break/>EnterpriseAnalytics_with_NeuronRain.pdf</text:p>
      <text:p text:style-name="P70"/>
      <text:p text:style-name="P30"><text:span text:style-name="T6">April 2015 – September 2015 - CloudEnablers - CusDelight - Corestack, Chennai – Architect</text:span><text:span text:style-name="T11"> </text:span></text:p>
      <text:p text:style-name="P30"/>
      <text:p text:style-name="P30">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0">2. Design and PoC implementation <text:s/>in python for Jinja2 rendering template feature addition to TOSCA Plan XML and Mistral YAML based on JSON context for conditionals and control structures support </text:p>
      <text:p text:style-name="P30">3. Creating a Capability matrix of different Cloud Orchestration and template softwares: AWS,Heat,Mistral,Puppet,Chef,Ansible,Saltstack,Twisted,Nunjucks </text:p>
      <text:p text:style-name="P30">4. Study of OpenTOSCA implementation of TOSCA (University of Stuttgart) and feasibility of its integration into Corestack (Cloudenablers) </text:p>
      <text:p text:style-name="P30">5. Feasibility study of new features to Mistral Workflow Engine Parser (if-else,nested for-each,with-items,concurrency)</text:p>
      <text:p text:style-name="P30">6. Feasibility of Apache Brooklyn CAMP blueprints based cloud application deployment</text:p>
      <text:p text:style-name="P30">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0">8. Corestack code review</text:p>
      <text:p text:style-name="P30">9. Study of feasibility of Jclouds integration into corestack</text:p>
      <text:p text:style-name="P30">10. Design and PoC for Process Checkpoint and Restoration with CRIU in baremetal, VMs and Docker (with overlay and aufs union mount filesystems). Docker public repository - https://hub.docker.com/r/srinivasankannan/cloud-migration/</text:p>
      <text:p text:style-name="P30"><text:soft-page-break/>11. Design and PoC sync scripts implementation for Automated VM image synchronization with bup, rsync, lsyncd-lua and inotifywait (inotify-tools). </text:p>
      <text:p text:style-name="P30">12. Design and PoC implementation for Service Discovery through above REST API and migrating them with Jinja2 Heat and Mistral YAML templates extraction and Performance tunables for cloud.</text:p>
      <text:p text:style-name="P64"/>
      <text:p text:style-name="P68"><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0"/>
      <text:p text:style-name="P63"/>
      <text:p text:style-name="P5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57"/>
      <text:p text:style-name="P5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soft-page-break/><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7"/>
      <text:p text:style-name="P57">September 2012 - February 2013 – Parttime Consultancy for Global Analytics(Chennai) <text:s/>and <text:s/>Work on my opensource products (Krishna iResearch) </text:p>
      <text:p text:style-name="P35"/>
      <text:p text:style-name="P29">1. Did the <text:span text:style-name="T1">Python AMP workflow implementation</text:span> as per the workflow specification for AMP using PyUtilib, RabbitMQ and Config files support. Wrote some python scripts for AMP workflow config files support and parsing .</text:p>
      <text:p text:style-name="P29">2. Wrote Design spec analyzing workflow alternatives (like PyF, cascade) .</text:p>
      <text:p text:style-name="P29">3. Wrote <text:span text:style-name="T1">AMP workflow-over-cloud</text:span> (AMP on Hadoop) specification in addition to AMP workflow spec. </text:p>
      <text:p text:style-name="P29">4. Guided on GDP 2.7.x and 3.0 bug fixes and issues.</text:p>
      <text:p text:style-name="P29">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6"/>
      <text:p text:style-name="P57">January 2011 – March 2011 and July 2011 – August 2012 – Global Analytics(Chennai) – Senior Lead Software Architect (C/C++/Python)</text:p>
      <text:p text:style-name="P37"/>
      <text:p text:style-name="P29"><text:soft-page-break/>1. Mentored and Managed a team of 3 people . </text:p>
      <text:p text:style-name="P29"/>
      <text:p text:style-name="P29">2. Released version 2.3.1 of Global Decision Platform(GDP) with fixes for crashes in production environment.</text:p>
      <text:p text:style-name="P29"/>
      <text:p text:style-name="P29">3. Did refactoring, many bug fixes and enhancements to Global Decision Platform(GDP) version 2.5.0 for <text:span text:style-name="T1">master demo lead passthroughs</text:span> to work. </text:p>
      <text:p text:style-name="P29"/>
      <text:p text:style-name="P29">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9"/>
      <text:p text:style-name="P29">5. Designed and implemented <text:span text:style-name="T1">session based request-response</text:span> in GDP 2.5.0</text:p>
      <text:p text:style-name="P29"/>
      <text:p text:style-name="P29">6. Implemented modified timeout error logging with placeholders for errorcodes and request id and did fixes for frequent crashes in production environment for GDP 2.5.0. </text:p>
      <text:p text:style-name="P29"/>
      <text:p text:style-name="P29">7. Released GDP version 2.5.1 for which 2 minor binaries were developed to clear the queue and test the creation of queues (for System V message queues)</text:p>
      <text:p text:style-name="P29"/>
      <text:p text:style-name="P29">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9"/>
      <text:p text:style-name="P29">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ext:soft-page-break/>time.</text:p>
      <text:p text:style-name="P29"/>
      <text:p text:style-name="P29">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9"/>
      <text:p text:style-name="P29">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9"/>
      <text:p text:style-name="P29">12. Mentored the team to work on Dynamic Risk Tables (DRT) library of GDP to extend the database compatibility to MySQL and Oracle</text:p>
      <text:p text:style-name="P29"/>
      <text:p text:style-name="P29">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text:soft-page-break/>with msgsnd/msgrcv which involves user and kernel address-space copying to remedy huge queue backlog seen in AMP realtime prototype. This tightly couples GDP Python runtime with the AMP runtime </text:p>
      <text:p text:style-name="P29"/>
      <text:p text:style-name="P29">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29"/>
      <text:p text:style-name="P29">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9"/>
      <text:p text:style-name="P29">16. Worked on writing python configuration scripts for <text:span text:style-name="T1">automating the build configuration and installation</text:span> of GDP components like SEM, Service and Master .</text:p>
      <text:p text:style-name="P29"/>
      <text:p text:style-name="P29">17. Implemented <text:s/>a minor <text:span text:style-name="T1">encrypt utility</text:span> for master component of the GDP</text:p>
      <text:p text:style-name="P29"/>
      <text:p text:style-name="P29">18. Wrote Functional specification for <text:span text:style-name="T1">GDP 3.0 Automated Installer design </text:span></text:p>
      <text:p text:style-name="P29"/>
      <text:p text:style-name="P29">19. Wrote Functional specification for <text:span text:style-name="T1">AMP Workflow </text:span></text:p>
      <text:p text:style-name="P29"/>
      <text:p text:style-name="P29">20. Wrote Functional specification for <text:span text:style-name="T1">AMP Cloud deployment</text:span></text:p>
      <text:p text:style-name="P29"/>
      <text:p text:style-name="P29">21. Studied python workflow packages for AMP workflow viz., Pyutilib.workflow, PyF and <text:soft-page-break/>implemented a workflow prototype for AMP workflow in Pyutilib.workflow. </text:p>
      <text:p text:style-name="P29"/>
      <text:p text:style-name="P29">22. Implemented a <text:span text:style-name="T1">small prototype stub using Dumbo Mapper-reducer</text:span> for Cloud</text:p>
      <text:p text:style-name="P29"><text:s/>Deployment of AMP</text:p>
      <text:p text:style-name="P29"/>
      <text:p text:style-name="P29">23. Did 2 one-week training sessions for GDP versions </text:p>
      <text:p text:style-name="P29"/>
      <text:p text:style-name="P29">24. Did one-week training session for Python.</text:p>
      <text:p text:style-name="P29"/>
      <text:p text:style-name="P29">25. Implemented a <text:span text:style-name="T1">mini-GDP client and server</text:span> for debugging socket related errors in production. </text:p>
      <text:p text:style-name="P29"/>
      <text:p text:style-name="P29">26. Developed a <text:span text:style-name="T1">documentation knowledgebase</text:span> intranet website for GDP documentation, design documents, installation troubleshooting documents and debugging documents.</text:p>
      <text:p text:style-name="P29"/>
      <text:p text:style-name="P29">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6"/>
      <text:p text:style-name="P57">January 2011 – March 2011 – Consultant for Global Analytics(Chennai) and Work on my opensource products (Krishna iResearch) – (C++/Python)</text:p>
      <text:p text:style-name="P39"/>
      <text:p text:style-name="P62"><text:soft-page-break/>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2"/>
      <text:p text:style-name="P57">August 2008 – June 2011 – Work on my opensource products (Krishna iResearch)</text:p>
      <text:p text:style-name="P35"/>
      <text:p text:style-name="P30">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0"/>
      <text:p text:style-name="P30"/>
      <text:p text:style-name="P30"/>
      <text:p text:style-name="P30"/>
      <text:p text:style-name="P62"/>
      <text:p text:style-name="P57">March 2006 – July 2008 - webMethods and webMethods (now Software AG) (Bangalore) (C/C++/Java)</text:p>
      <text:p text:style-name="P21"/>
      <text:p text:style-name="P30">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0"/>
      <text:p text:style-name="P56"><text:soft-page-break/></text:p>
      <text:p text:style-name="P57">November 2005 – February 2006 – Krishna iResearch (self-started, not-for-profit, open-source research initiative)</text:p>
      <text:p text:style-name="P60">Initial design work for Krishna iResearch open source products focussing on algorithms for web and BigData </text:p>
      <text:p text:style-name="P61"/>
      <text:p text:style-name="P57">August 2005 – November 2005 – Verizon Data Services India, Chennai</text:p>
      <text:p text:style-name="P30">In Verizon India for brief period and then self-study in Mathematics and Computer Science.</text:p>
      <text:p text:style-name="P30"/>
      <text:p text:style-name="P62"/>
      <text:p text:style-name="P55">May 2003 – Krishna iResearch <text:span text:style-name="T10">(self-started, not-for-profit, open-source research initiative)</text:span></text:p>
      <text:p text:style-name="P59">Registered on SourceForge.net and Initial design work started for open source products focussing on algorithms for web and BigData </text:p>
      <text:p text:style-name="P59"/>
      <text:p text:style-name="P57">February 2000 – July 2005 – iPlanet (Sun Microsystems-Netscape Alliance) and Sun Microsystems (now Oracle) (Bangalore)</text:p>
      <text:p text:style-name="P35"/>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text:soft-page-break/></text:p>
      <text:p text:style-name="P32"><text:span text:style-name="T1">Implementation of a threaded ICP server and porting SOCKS server for Sun Java system web proxy server 4.0 (C/C++/Solaris/Windows/RHELinux) (2004-2005)</text:span><text:span text:style-name="T3">:</text:span></text:p>
      <text:p text:style-name="P30">Implemented a threaded ICP(Internet Cache protocol) server functionality using NSPR threads.</text:p>
      <text:p text:style-name="P30">Also ported a legacy SOCKS server to proxy server 4.0.</text:p>
      <text:p text:style-name="P21"/>
      <text:p text:style-name="P21"/>
      <text:p text:style-name="P21">Load Balancer Module for Apache Web Server 1.3.27 / 2.0.47</text:p>
      <text:p text:style-name="P32"><text:span text:style-name="T1">(C/C++) (2003-2004) </text:span><text:span text:style-name="T3">:</text:span></text:p>
      <text:p text:style-name="P30">Designed and implemented a Load balancer module for Apache 1.3.27 which will route the</text:p>
      <text:p text:style-name="P30">HTTP/HTTPS requests onto SunONE Application Server instances by Round Robin Algorithm.</text:p>
      <text:p text:style-name="P30">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0">a) Fixed bugs related to performance, admin-tool and</text:p>
      <text:p text:style-name="P30">security in iPlanet Application Server 6.x. Also fixed few CTS bugs</text:p>
      <text:p text:style-name="P30">in SunONE Application Server 7 Standard Edition.</text:p>
      <text:p text:style-name="P30">b) Involved in optimization of SUN J2EE Reference</text:p>
      <text:p text:style-name="P30">Implementation (RI) to make the JTS transaction manager</text:p>
      <text:p text:style-name="P30">enterprise-class. This included introducing a new Component Level</text:p>
      <text:p text:style-name="P30">Transaction Attribute setting feature in iPlanet Application Server</text:p>
      <text:p text:style-name="P30">6.5. With this, user can set the type of transaction (XA or Local)</text:p>
      <text:p text:style-name="P30">at J2EE application component level. [Patents granted – details in the end]</text:p>
      <text:p text:style-name="P30">c) Added a Trace functionality for the JTS transaction manager in SunONE Appserver 7.0</text:p>
      <text:p text:style-name="P30">Enterprise Edition <text:soft-page-break/>(http://glassfish.sourcearchive.com/documentation/1:2ur2-b04-1/dir_512e7fccb5ab465c594742cd72317a0e.html).</text:p>
      <text:p text:style-name="P21"/>
      <text:p text:style-name="P32"><text:span text:style-name="T1">Debugging and Monitoring framework (MagicDraw) (2002) </text:span><text:span text:style-name="T3">:</text:span></text:p>
      <text:p text:style-name="P30">Designed a Debugging and Monitoring framework for Sun ONE</text:p>
      <text:p text:style-name="P30">Application Server 7.0 Enterprise Edition.</text:p>
      <text:p text:style-name="P21"/>
      <text:p text:style-name="P32"><text:span text:style-name="T1">Store Adapter prototype for High Availability(Java) (2002) </text:span><text:span text:style-name="T3">:</text:span></text:p>
      <text:p text:style-name="P30">Implemented a store adapter prototype for Clustra High</text:p>
      <text:p text:style-name="P30">Availability Database. This was to test the feasibility of using</text:p>
      <text:p text:style-name="P30">Clustra HADB as backend store for session data in SunONE Application Server 7.0 Enterprise Edition.</text:p>
      <text:p text:style-name="P21"/>
      <text:p text:style-name="P21">Minor Feature Addition to SunOne Application Server 6.5 SP1 (2002)</text:p>
      <text:p text:style-name="P30">Added support for enabling/disabling TCP_NODELAY in SunOne Application Server 6.5 SP1</text:p>
      <text:p text:style-name="P21"/>
      <text:p text:style-name="P32"><text:span text:style-name="T1">Survival Index based Transaction Timeout Manager for iPlanet Application Server (Java)(2002)</text:span><text:span text:style-name="T3">:</text:span></text:p>
      <text:p text:style-name="P30">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2"><text:soft-page-break/><text:span text:style-name="T1">iPlanet Application Server 6.0 (2001)</text:span><text:span text:style-name="T3">:</text:span></text:p>
      <text:p text:style-name="P30">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2"><text:span text:style-name="T2"><text:s text:c="4"/>1. <text:s/></text:span><text:span text:style-name="T3">Solaris internals</text:span></text:p>
      <text:list xml:id="list2739194955" text:style-name="L5">
        <text:list-item>
          <text:p text:style-name="P93">Multithreaded Application development in Solaris</text:p>
        </text:list-item>
        <text:list-item>
          <text:p text:style-name="P93">SOLARIS DEVICE DRIVER INTERNALS</text:p>
        </text:list-item>
      </text:list>
      <text:p text:style-name="P30"/>
      <text:p text:style-name="P30"/>
      <text:p text:style-name="P30"/>
      <text:p text:style-name="P30"/>
      <text:p text:style-name="P30"/>
      <text:p text:style-name="P30"/>
      <text:p text:style-name="P30"/>
      <text:p text:style-name="P65"/>
      <text:p text:style-name="P57">July 1999 - January 2000 - BaaN Infosystems (now SSA Global) (Hyderabad)</text:p>
      <text:p text:style-name="P19"/>
      <text:p text:style-name="P30">Developed a storefront for an e-commerce application called</text:p>
      <text:p text:style-name="P30">E-Enterprise using Microsoft Internet Information Server/Site Server, Visual Basic, Active Server Pages and Visual Interdev</text:p>
      <text:p text:style-name="P48"/>
      <text:p text:style-name="P48"><text:soft-page-break/>January 1999 – May 1999 – BE Thesis and Project(team) – COBRA – Distributed Computing Framework based on CORBA(Visibroker) and JAVA.</text:p>
      <text:p text:style-name="P48"/>
      <text:p text:style-name="P48">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0">1. Gold medal for proficiency from PSG Tech for ranking first in B.E.(CSE) – Received in February 2000</text:p>
      <text:p text:style-name="P30">2. GRE (2002) – score 2040</text:p>
      <text:p text:style-name="P30">3. Joint Entrance Screening Test(JEST) 2006 in Theoretical Computer Science - Rank 21 (Reg No: 22123).</text:p>
      <text:p text:style-name="P30">4. Participated in Winter School 2010 on Machine Learning and Computer Vision, Microsoft Research &amp; CIFAR, IISc</text:p>
      <text:p text:style-name="P38">5. UGC Net July 2016 – 66 (I), 54 (II), 50.67 (III) (in percentage) (Roll No. 69004241)</text:p>
      <text:p text:style-name="P20"/>
      <text:p text:style-name="P20">INTERESTS</text:p>
      <text:p text:style-name="P30">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5-22T12:43:42.327076119</dc:date>
    <meta:editing-duration>P1DT11H34M24S</meta:editing-duration>
    <meta:editing-cycles>1350</meta:editing-cycles>
    <meta:generator>LibreOffice/6.0.7.3$Linux_X86_64 LibreOffice_project/00m0$Build-3</meta:generator>
    <meta:document-statistic meta:table-count="0" meta:image-count="1" meta:object-count="0" meta:page-count="48" meta:paragraph-count="460" meta:word-count="9288" meta:character-count="75491" meta:non-whitespace-character-count="65729"/>
  </office:meta>
</office:document-meta>
</file>